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1.14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127.16pt"/>
    </style:style>
    <style:style style:name="co4" style:family="table-column">
      <style:table-column-properties fo:break-before="auto" style:column-width="93.26pt"/>
    </style:style>
    <style:style style:name="co5" style:family="table-column">
      <style:table-column-properties fo:break-before="auto" style:column-width="232.81pt"/>
    </style:style>
    <style:style style:name="co6" style:family="table-column">
      <style:table-column-properties fo:break-before="auto" style:column-width="207.69pt"/>
    </style:style>
    <style:style style:name="co7" style:family="table-column">
      <style:table-column-properties fo:break-before="auto" style:column-width="491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color="#000000" style:font-name="Calibri" fo:font-size="11pt" fo:language="none" fo:country="none" style:font-name-asian="Calibri" style:font-size-asian="11pt" style:language-asian="none" style:country-asian="none" style:font-name-complex="Calibri" style:font-size-complex="11pt" style:language-complex="none" style:country-complex="none"/>
    </style:style>
    <style:style style:name="ce6" style:family="table-cell" style:parent-style-name="Default">
      <style:table-cell-properties fo:background-color="#ff0000"/>
      <style:text-properties fo:color="#ffff00"/>
    </style:style>
    <style:style style:name="ce7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fo:language="none" fo:country="none" style:language-asian="none" style:country-asian="none" style:language-complex="none" style:country-complex="none" style:font-name-asian="Calibri" style:font-name-complex="Calibri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uta-board-v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1016" table:default-cell-style-name="Default"/>
        <table:table-row table:style-name="ro1">
          <table:table-cell table:style-name="ce2" office:value-type="string" calcext:value-type="string">
            <text:p>Reference</text:p>
          </table:table-cell>
          <table:table-cell table:style-name="ce3" office:value-type="string" calcext:value-type="string">
            <text:p><text:s/>Quantity</text:p>
          </table:table-cell>
          <table:table-cell table:style-name="ce3" office:value-type="string" calcext:value-type="string">
            <text:p><text:s/>MPN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URL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C11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C6 C1 C5 C10 </text:p>
          </table:table-cell>
          <table:table-cell office:value-type="float" office:value="5" calcext:value-type="float">
            <text:p>5</text:p>
          </table:table-cell>
          <table:table-cell table:style-name="ce10"/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22pF</text:p>
          </table:table-cell>
          <table:table-cell/>
          <table:table-cell table:style-name="ce6" office:value-type="string" calcext:value-type="string">
            <text:p>0201_0603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 C7 C12 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4.7nF</text:p>
          </table:table-cell>
          <table:table-cell/>
          <table:table-cell office:value-type="string" calcext:value-type="string">
            <text:p>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 D3 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MBR120VLSFT1G</text:p>
          </table:table-cell>
          <table:table-cell office:value-type="string" calcext:value-type="string">
            <text:p>MBR120</text:p>
          </table:table-cell>
          <table:table-cell table:style-name="ce5" office:value-type="string" calcext:value-type="string">
            <text:p>Schottky Barrier Diodes (SBD) SOD-123F RoHS</text:p>
          </table:table-cell>
          <table:table-cell table:style-name="ce6" office:value-type="string" calcext:value-type="string">
            <text:p>SMD:D_SOD-123</text:p>
          </table:table-cell>
          <table:table-cell office:value-type="string" calcext:value-type="string">
            <text:p><text:a xlink:href="https://lcsc.com/product-detail/Schottky-Barrier-Diodes-SBD_ON-Semicon_MBR120VLSFT1G_ON-Semicon-ON-MBR120VLSFT1G_C223608.html" xlink:type="simple">https://lcsc.com/product-detail/Schottky-Barrier-Diodes-SBD_ON-Semicon_MBR120VLSFT1G_ON-Semicon-ON-MBR120VLSFT1G_C223608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805_2012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N4148WS</text:p>
          </table:table-cell>
          <table:table-cell office:value-type="string" calcext:value-type="string">
            <text:p>1N4148WS</text:p>
          </table:table-cell>
          <table:table-cell table:style-name="ce5" office:value-type="string" calcext:value-type="string">
            <text:p>Switching Diode 75V 150mA 1V @ 10mA 4ns SOD-323 RoHS</text:p>
          </table:table-cell>
          <table:table-cell table:style-name="ce7" office:value-type="string" calcext:value-type="string">
            <text:p>SOD-323</text:p>
          </table:table-cell>
          <table:table-cell office:value-type="string" calcext:value-type="string">
            <text:p><text:a xlink:href="https://lcsc.com/product-detail/Switching-Diode_1N4148WS_C110221.html" xlink:type="simple">https://lcsc.com/product-detail/Switching-Diode_1N4148WS_C110221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 D7 D8 D9 D10 D11 D12 D13 D14 D15 D17 D16 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WS2812B-B</text:p>
          </table:table-cell>
          <table:table-cell office:value-type="string" calcext:value-type="string">
            <text:p>WS2812B</text:p>
          </table:table-cell>
          <table:table-cell table:style-name="ce5" office:value-type="string" calcext:value-type="string">
            <text:p>Light Emitting Diodes (LED) RGB 620~630nm Red, 515~530nm Green, 465~475nm Blue 550~700mcd@16mA Red, 1100~1400mcd@16mA Green, 200~400mcd@16mA Blue Top View 5050 RoHS</text:p>
          </table:table-cell>
          <table:table-cell office:value-type="string" calcext:value-type="string">
            <text:p>LED_WS2812B_PLCC4_5.0x5.0mm_P3.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3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ICSP</text:p>
          </table:table-cell>
          <table:table-cell/>
          <table:table-cell office:value-type="string" calcext:value-type="string">
            <text:p>PinHeader_2x03_P2.54mm_Vertical_SMD</text:p>
          </table:table-cell>
          <table:table-cell office:value-type="string" calcext:value-type="string">
            <text:p><text:a xlink:href="https://lcsc.com/product-detail/Light-Emitting-Diodes-LED_5050-RGBIntegrated-Light-4Pin_C114586.html" xlink:type="simple">https://lcsc.com/product-detail/Light-Emitting-Diodes-LED_5050-RGBIntegrated-Light-4Pin_C114586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/>C10418</text:p>
          </table:table-cell>
          <table:table-cell office:value-type="string" calcext:value-type="string">
            <text:p>USB_B_Micro</text:p>
          </table:table-cell>
          <table:table-cell table:style-name="ce5" office:value-type="string" calcext:value-type="string">
            <text:p>USB Connectors 5 Receptacle 1 SMD RoHS</text:p>
          </table:table-cell>
          <table:table-cell office:value-type="string" calcext:value-type="string">
            <text:p>USB_Micro-B_C10418</text:p>
          </table:table-cell>
          <table:table-cell office:value-type="string" calcext:value-type="string">
            <text:p><text:a xlink:href="https://lcsc.com/product-detail/USB-Connectors_Jing-Extension-of-the-Electronic-Co-LCSC-MICRO-USB-5S-B-Type-horns-High-temperature_C10418.html" xlink:type="simple">https://lcsc.com/product-detail/USB-Connectors_Jing-Extension-of-the-Electronic-Co-LCSC-MICRO-USB-5S-B-Type-horns-High-temperature_C10418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S1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GSC8525RA-16R2700</text:p>
          </table:table-cell>
          <table:table-cell office:value-type="string" calcext:value-type="string">
            <text:p>Buzzer 2700Hz</text:p>
          </table:table-cell>
          <table:table-cell table:style-name="ce5" office:value-type="string" calcext:value-type="string">
            <text:p>Buzzers Magnetic NO 2700Hz 3V 2 ~ 5V 8.5mm x 8.5mm SMD,8.5x8.5x3mm RoHS</text:p>
          </table:table-cell>
          <table:table-cell table:style-name="ce5" office:value-type="string" calcext:value-type="string">
            <text:p>SMD,8.5x8.5x3mm</text:p>
          </table:table-cell>
          <table:table-cell office:value-type="string" calcext:value-type="string">
            <text:p><text:a xlink:href="https://lcsc.com/product-detail/Buzzers_INGHAi-GSC8525RA-16R2700_C255314.html" xlink:type="simple">https://lcsc.com/product-detail/Buzzers_INGHAi-GSC8525RA-16R2700_C255314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HT3265-ME</text:p>
          </table:table-cell>
          <table:table-cell office:value-type="string" calcext:value-type="string">
            <text:p>FHT3265</text:p>
          </table:table-cell>
          <table:table-cell table:style-name="ce5" office:value-type="string" calcext:value-type="string">
            <text:p>Transistors (NPN/PNP) NPN 800mA 30V SOT-23(SOT-23-3) RoHS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<text:a xlink:href="https://lcsc.com/product-detail/Others_Guangdong-Fenghua-Advanced-Tech-FHT3265-ME_C336156.html" xlink:type="simple">https://lcsc.com/product-detail/Others_Guangdong-Fenghua-Advanced-Tech-FHT3265-ME_C336156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LS-PT19-315C/L177/TR8</text:p>
          </table:table-cell>
          <table:table-cell office:value-type="string" calcext:value-type="string">
            <text:p>ALS-PT19-315C</text:p>
          </table:table-cell>
          <table:table-cell table:style-name="ce5" office:value-type="string" calcext:value-type="string">
            <text:p>Ambient Light Sensors 1.7*0.8*0.6mm RoHS</text:p>
          </table:table-cell>
          <table:table-cell office:value-type="string" calcext:value-type="string">
            <text:p><text:span text:style-name="T1">D_0603_1608Metric – </text:span><text:span text:style-name="T2">1.7*0.8*0.6mm</text:span></text:p>
          </table:table-cell>
          <table:table-cell office:value-type="string" calcext:value-type="string">
            <text:p><text:a xlink:href="https://lcsc.com/product-detail/Photoresistors_ALS-PT19-315C-L177-TR8_C146233.html" xlink:type="simple">https://lcsc.com/product-detail/Photoresistors_ALS-PT19-315C-L177-TR8_C146233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 R3 R13 R14 R15 R9 R12 </text:p>
          </table:table-cell>
          <table:table-cell office:value-type="float" office:value="7" calcext:value-type="float">
            <text:p>7</text:p>
          </table:table-cell>
          <table:table-cell table:style-name="ce10"/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 R6 R8 R10 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 R5 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office:value-type="string" calcext:value-type="string">
            <text:p>22R</text:p>
          </table:table-cell>
          <table:table-cell/>
          <table:table-cell office:value-type="string" calcext:value-type="string">
            <text:p>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603_1608Metric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<text:s/>B3U-1000P-B</text:p>
          </table:table-cell>
          <table:table-cell office:value-type="string" calcext:value-type="string">
            <text:p>~RESET</text:p>
          </table:table-cell>
          <table:table-cell/>
          <table:table-cell office:value-type="string" calcext:value-type="string">
            <text:p>SW_SPST_B3U-1000P-B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K3-2235S-F1</text:p>
          </table:table-cell>
          <table:table-cell office:value-type="string" calcext:value-type="string">
            <text:p>SW_SPDT</text:p>
          </table:table-cell>
          <table:table-cell table:style-name="ce5" office:value-type="string" calcext:value-type="string">
            <text:p>9.0mm*3.5mm SMD</text:p>
          </table:table-cell>
          <table:table-cell office:value-type="string" calcext:value-type="string">
            <text:p>MSS22D18</text:p>
          </table:table-cell>
          <table:table-cell office:value-type="string" calcext:value-type="string">
            <text:p><text:a xlink:href="https://lcsc.com/product-detail/Toggle-Switches_Korean-Hroparts-Elec-K3-2235S-F1_C223858.html" xlink:type="simple">https://lcsc.com/product-detail/Toggle-Switches_Korean-Hroparts-Elec-K3-2235S-F1_C223858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HMQKE010</text:p>
          </table:table-cell>
          <table:table-cell office:value-type="string" calcext:value-type="string">
            <text:p>PUSH_BTN</text:p>
          </table:table-cell>
          <table:table-cell table:style-name="ce5" office:value-type="string" calcext:value-type="string">
            <text:p>Tactile Switches SPST-NO 6.50mm x 6.20mm 3.10mm 50mA @ 12VDC SMD RoHS</text:p>
          </table:table-cell>
          <table:table-cell office:value-type="string" calcext:value-type="string">
            <text:p>SKHMQKE010_PushButton</text:p>
          </table:table-cell>
          <table:table-cell office:value-type="string" calcext:value-type="string">
            <text:p><text:a xlink:href="https://lcsc.com/product-detail/Tactile-Switches_ALPS_SKHMQKE010_SKHMQKE010_C202416.html" xlink:type="simple">https://lcsc.com/product-detail/Tactile-Switches_ALPS_SKHMQKE010_SKHMQKE010_C202416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1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/>SDNT1608X103F3380FTF</text:p>
          </table:table-cell>
          <table:table-cell office:value-type="string" calcext:value-type="string">
            <text:p>10K 1% NTC</text:p>
          </table:table-cell>
          <table:table-cell table:style-name="ce5" office:value-type="string" calcext:value-type="string">
            <text:p>NTC Thermistors 1/10W 10KOhms ±1% 3380K 0603 RoHS</text:p>
          </table:table-cell>
          <table:table-cell office:value-type="string" calcext:value-type="string">
            <text:p>0603_1608Metric_Pad1.05x0.95mm_HandSolder</text:p>
          </table:table-cell>
          <table:table-cell office:value-type="string" calcext:value-type="string">
            <text:p><text:a xlink:href="https://lcsc.com/product-detail/Others_Sunlord-SDNT1608X103F3380FTF_C316397.html" xlink:type="simple">https://lcsc.com/product-detail/Others_Sunlord-SDNT1608X103F3380FTF_C316397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P2112K-3.3TRG1</text:p>
          </table:table-cell>
          <table:table-cell office:value-type="string" calcext:value-type="string">
            <text:p>AP2112K-3.3</text:p>
          </table:table-cell>
          <table:table-cell table:style-name="ce5" office:value-type="string" calcext:value-type="string">
            <text:p>Low Dropout Regulators(LDO) SOT-25 RoHS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<text:a xlink:href="https://lcsc.com/product-detail/Low-Dropout-Regulators-LDO_DIODES_AP2112K-3-3TRG1_AP2112K-3-3TRG1_C51118.html" xlink:type="simple">https://lcsc.com/product-detail/Low-Dropout-Regulators-LDO_DIODES_AP2112K-3-3TRG1_AP2112K-3-3TRG1_C51118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IS3DH</text:p>
          </table:table-cell>
          <table:table-cell office:value-type="string" calcext:value-type="string">
            <text:p>LIS3DH</text:p>
          </table:table-cell>
          <table:table-cell/>
          <table:table-cell office:value-type="string" calcext:value-type="string">
            <text:p>LGA-16_3x3mm_P0.5mm_LayoutBorder3x5y</text:p>
          </table:table-cell>
          <table:table-cell office:value-type="string" calcext:value-type="string">
            <text:p>Aliexpres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Tmega32U4-AU</text:p>
          </table:table-cell>
          <table:table-cell office:value-type="string" calcext:value-type="string">
            <text:p>ATmega32U4-AU</text:p>
          </table:table-cell>
          <table:table-cell table:style-name="ce5" office:value-type="string" calcext:value-type="string">
            <text:p>ATMEL &amp; AVR QFP-44_10x10x08P RoHS</text:p>
          </table:table-cell>
          <table:table-cell office:value-type="string" calcext:value-type="string">
            <text:p>TQFP-44_10x10mm_P0.8mm</text:p>
          </table:table-cell>
          <table:table-cell office:value-type="string" calcext:value-type="string">
            <text:p><text:a xlink:href="https://lcsc.com/product-detail/ATMEL-AVR_ATMEL_ATMEGA32U4-AU_ATMEGA32U4-AU_C44854.html" xlink:type="simple">https://lcsc.com/product-detail/ATMEL-AVR_ATMEL_ATMEGA32U4-AU_ATMEGA32U4-AU_C44854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MV358DMR2G</text:p>
          </table:table-cell>
          <table:table-cell office:value-type="string" calcext:value-type="string">
            <text:p>LMV358DMR2G</text:p>
          </table:table-cell>
          <table:table-cell table:style-name="ce5" office:value-type="string" calcext:value-type="string">
            <text:p>General Purpose Amplifiers General Purpose 2 2.7V ~ 5.5V 1MHz 1 V/us MSOP-8 RoHS</text:p>
          </table:table-cell>
          <table:table-cell office:value-type="string" calcext:value-type="string">
            <text:p>MSOP-8_3x3mm_P0.65mm</text:p>
          </table:table-cell>
          <table:table-cell office:value-type="string" calcext:value-type="string">
            <text:p><text:a xlink:href="https://lcsc.com/product-detail/General-Purpose-Amplifiers_ON-Semicon_LMV358DMR2G_ON-Semicon-ON-LMV358DMR2G_C128007.html" xlink:type="simple">https://lcsc.com/product-detail/General-Purpose-Amplifiers_ON-Semicon_LMV358DMR2G_ON-Semicon-ON-LMV358DMR2G_C128007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OS3729A</text:p>
          </table:table-cell>
          <table:table-cell office:value-type="string" calcext:value-type="string">
            <text:p>AOS3729A</text:p>
          </table:table-cell>
          <table:table-cell table:style-name="ce5" office:value-type="string" calcext:value-type="string">
            <text:p>Electret Condenser Microphone SMD,3.76x2.95x1.10mm RoHS</text:p>
          </table:table-cell>
          <table:table-cell office:value-type="string" calcext:value-type="string">
            <text:p>AOS3729A-T42-NXC-MIC</text:p>
          </table:table-cell>
          <table:table-cell office:value-type="string" calcext:value-type="string">
            <text:p><text:a xlink:href="https://lcsc.com/product-detail/Others_SANICO-AOS3729A-T42-NXC_C338759.html" xlink:type="simple">https://lcsc.com/product-detail/Others_SANICO-AOS3729A-T42-NXC_C338759.html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50328MSB2GI</text:p>
          </table:table-cell>
          <table:table-cell office:value-type="string" calcext:value-type="string">
            <text:p>8MHz</text:p>
          </table:table-cell>
          <table:table-cell table:style-name="ce5" office:value-type="string" calcext:value-type="string">
            <text:p>Tactile Switches SPST-NO 6.50mm x 6.20mm 3.10mm 50mA @ 12VDC SMD RoHS</text:p>
          </table:table-cell>
          <table:table-cell office:value-type="string" calcext:value-type="string">
            <text:p>Crystal_SMD_5032-2Pin_5.0x3.2mm</text:p>
          </table:table-cell>
          <table:table-cell office:value-type="string" calcext:value-type="string">
            <text:p><text:a xlink:href="https://lcsc.com/product-detail/SMD-Crystal-Resonators_Yangxing-Tech-X50328MSB2GI_C115962.html" xlink:type="simple">https://lcsc.com/product-detail/SMD-Crystal-Resonators_Yangxing-Tech-X50328MSB2GI_C115962.html</text:a>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20:52:15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7-29T11:24:51.638836049</dc:date>
    <meta:editing-duration>PT29M56S</meta:editing-duration>
    <meta:editing-cycles>7</meta:editing-cycles>
    <meta:document-statistic meta:table-count="1" meta:cell-count="188" meta:object-count="0"/>
  </office:meta>
</office:document-meta>
</file>